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2.638cm" fo:min-width="7.588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.188cm" fo:min-width="7.638cm"/>
    </style:style>
    <style:style style:name="gr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2.638cm" fo:min-width="7.588cm"/>
    </style:style>
    <style:style style:name="gr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5.165cm" fo:min-width="7.316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1.645cm" fo:min-width="7.696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2.187cm" fo:min-width="7.638cm"/>
    </style:style>
    <style:style style:name="gr7" style:family="graphic" style:parent-style-name="objectwithoutfill">
      <style:graphic-properties svg:stroke-width="0.2cm" svg:stroke-color="#b2b2b2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2cm" svg:stroke-color="#ff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標準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fo:font-size="26pt" style:font-size-asian="26pt" style:font-size-complex="26pt"/>
    </style:style>
    <style:style style:name="P3" style:family="paragraph">
      <style:text-properties fo:color="#666666" fo:font-size="28pt" style:font-size-asian="28pt" style:font-size-complex="28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eeeeee" fo:font-size="26pt" style:font-size-asian="26pt" style:font-size-complex="26pt"/>
    </style:style>
    <style:style style:name="T2" style:family="text">
      <style:text-properties fo:color="#6666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4cm" svg:height="3.2cm" svg:x="15.2cm" svg:y="2.2cm">
          <text:p text:style-name="P1"><text:span text:style-name="T1">fs.py py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4cm" svg:height="2.7cm" svg:x="15.2cm" svg:y="11.3cm">
          <text:p text:style-name="P1"><text:span text:style-name="T1">F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4cm" svg:height="3.2cm" svg:x="3.1cm" svg:y="4.8cm">
          <text:p text:style-name="P1"><text:span text:style-name="T1">cat pyon/hoge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4cm" svg:height="5.999cm" svg:x="3.101cm" svg:y="11.301cm">
          <text:p text:style-name="P2"><text:span text:style-name="T1">V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4cm" svg:height="2.099cm" svg:x="15.201cm" svg:y="5.701cm">
          <text:p text:style-name="P1"><text:span text:style-name="T1">llf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4cm" svg:height="2.699cm" svg:x="15.201cm" svg:y="14.501cm">
          <text:p text:style-name="P1"><text:span text:style-name="T1">ext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cm" svg:y1="9.6cm" svg:x2="26.8cm" svg:y2="9.6cm">
          <text:p/>
        </draw:line>
        <draw:frame draw:style-name="gr8" draw:text-style-name="P3" draw:layer="layout" svg:width="4.8cm" svg:height="1.352cm" svg:x="23.6cm" svg:y="9.8cm">
          <draw:text-box>
            <text:p text:style-name="P3"><text:span text:style-name="T2">kernel</text:span></text:p>
          </draw:text-box>
        </draw:frame>
        <draw:frame draw:style-name="gr8" draw:text-style-name="P3" draw:layer="layout" svg:width="3.2cm" svg:height="1.352cm" svg:x="23.6cm" svg:y="8.2cm">
          <draw:text-box>
            <text:p text:style-name="P3"><text:span text:style-name="T2">user</text:span></text:p>
          </draw:text-box>
        </draw:frame>
        <draw:line draw:style-name="gr9" draw:text-style-name="P4" draw:layer="layout" svg:x1="9.7cm" svg:y1="7.6cm" svg:x2="9.7cm" svg:y2="12.4cm">
          <text:p/>
        </draw:line>
        <draw:line draw:style-name="gr9" draw:text-style-name="P4" draw:layer="layout" svg:x1="10.2cm" svg:y1="12.3cm" svg:x2="16.2cm" svg:y2="12.3cm">
          <text:p/>
        </draw:line>
        <draw:line draw:style-name="gr9" draw:text-style-name="P4" draw:layer="layout" svg:x1="16.1cm" svg:y1="11.8cm" svg:x2="16.1cm" svg:y2="4.2cm">
          <text:p/>
        </draw:line>
        <draw:line draw:style-name="gr9" draw:text-style-name="P4" draw:layer="layout" svg:x1="16.9cm" svg:y1="4.75cm" svg:x2="17cm" svg:y2="12.6cm">
          <text:p/>
        </draw:line>
        <draw:line draw:style-name="gr9" draw:text-style-name="P4" draw:layer="layout" svg:x1="16.6cm" svg:y1="13cm" svg:x2="9.2cm" svg:y2="13cm">
          <text:p/>
        </draw:line>
        <draw:line draw:style-name="gr9" draw:text-style-name="P4" draw:layer="layout" svg:x1="8.8cm" svg:y1="13cm" svg:x2="8.8cm" svg:y2="7.2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2T14:44:38.686376408</meta:creation-date>
    <dc:date>2014-12-22T15:07:13.895203612</dc:date>
    <meta:editing-duration>PT6M54S</meta:editing-duration>
    <meta:editing-cycles>1</meta:editing-cycles>
    <meta:document-statistic meta:object-count="38"/>
    <meta:generator>LibreOffice/4.3.4.1$Linux_X86_64 LibreOffice_project/430m0$Build-1</meta:generator>
  </office:meta>
</office:document-meta>
</file>